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7.6146in" fo:margin-left="-0.4875in" fo:margin-top="0in" fo:margin-bottom="0in" table:align="left" style:writing-mode="lr-tb"/>
    </style:style>
    <style:style style:name="Table1.A" style:family="table-column">
      <style:table-column-properties style:column-width="3.0722in"/>
    </style:style>
    <style:style style:name="Table1.B" style:family="table-column">
      <style:table-column-properties style:column-width="4.54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T1" style:family="text">
      <style:text-properties fo:color="#274e13" fo:background-color="#ffffff"/>
    </style:style>
    <style:style style:name="T2" style:family="text">
      <style:text-properties fo:color="#274e13" style:text-underline-style="solid" style:text-underline-width="auto" style:text-underline-color="font-color" fo:background-color="#ffffff"/>
    </style:style>
    <style:style style:name="T3" style:family="text">
      <style:text-properties fo:color="#274e13"/>
    </style:style>
    <style:style style:name="T4" style:family="text">
      <style:text-properties fo:color="#274e13" fo:font-weight="bold" style:font-weight-asian="bold"/>
    </style:style>
    <style:style style:name="T5" style:family="text">
      <style:text-properties fo:color="#274e13" fo:font-size="8pt" style:font-size-asian="8pt" style:font-size-complex="8pt"/>
    </style:style>
    <style:style style:name="T6" style:family="text">
      <style:text-properties fo:color="#274e13" fo:font-size="8pt" style:font-size-asian="8pt" style:font-size-complex="8pt" fo:background-color="#ffffff"/>
    </style:style>
    <style:style style:name="T7" style:family="text">
      <style:text-properties fo:color="#274e13" fo:font-size="8pt" fo:font-weight="bold" style:font-size-asian="8pt" style:font-weight-asian="bold" style:font-size-complex="8pt"/>
    </style:style>
    <style:style style:name="T8" style:family="text">
      <style:text-properties fo:color="#274e13" fo:font-size="8pt" fo:font-weight="bold" style:font-size-asian="8pt" style:font-weight-asian="bold" style:font-size-complex="8pt" fo:background-color="#ffffff"/>
    </style:style>
    <style:style style:name="T9" style:family="text">
      <style:text-properties fo:color="#ff0000" fo:font-size="8pt" style:font-size-asian="8pt" style:font-size-complex="8pt" fo:background-color="#ffffff"/>
    </style:style>
    <style:style style:name="T10" style:family="text">
      <style:text-properties fo:color="#ff0000" fo:font-size="8pt" style:text-underline-style="solid" style:text-underline-width="auto" style:text-underline-color="font-color" style:font-size-asian="8pt" style:font-size-complex="8pt" fo:background-color="#ffffff"/>
    </style:style>
    <style:style style:name="T11" style:family="text">
      <style:text-properties fo:color="#ff0000" fo:font-size="9.5pt" style:font-size-asian="9.5pt" style:font-size-complex="9.5pt" fo:background-color="#ffffff"/>
    </style:style>
    <style:style style:name="T12" style:family="text">
      <style:text-properties fo:color="#ff0000" fo:font-size="9.5pt" style:text-underline-style="solid" style:text-underline-width="auto" style:text-underline-color="font-color" style:font-size-asian="9.5pt" style:font-size-complex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"/>
            <text:p text:style-name="P2"/>
            <text:p text:style-name="P2"><text:span text:style-name="T1">4- object array</text:span></text:p>
            <text:p text:style-name="P2"><text:span text:style-name="T1">&lt;h:person xmlns:h="</text:span><text:a xlink:type="simple" xlink:href="http://www.w3.org/TR/html4/" text:style-name="Internet_20_link" text:visited-style-name="Visited_20_Internet_20_Link"><text:span text:style-name="T2">http://www.w3.org/TR/html4/</text:span></text:a><text:span text:style-name="T1">"&gt;</text:span></text:p>
            <text:p text:style-name="P2"><text:span text:style-name="T1"><text:s text:c="8"/>&lt;firstName&gt;susinda&lt;/firstName&gt;</text:span></text:p>
            <text:p text:style-name="P2"><text:span text:style-name="T1"><text:s text:c="8"/>&lt;phone primary="true"&gt;&lt;ext&gt;01&lt;/ext&gt;&lt;/phone&gt;</text:span></text:p>
            <text:p text:style-name="P2"><text:span text:style-name="T1"><text:s text:c="8"/>&lt;phone primary="false"&gt;&lt;ext&gt;02&lt;/ext&gt;&lt;/phone&gt;</text:span></text:p>
            <text:p text:style-name="P2"><text:span text:style-name="T1">&lt;/h:person&gt;</text:span></text:p>
          </table:table-cell>
          <table:table-cell table:style-name="Table1.A1" office:value-type="string">
            <text:p text:style-name="P4"/>
            <text:p text:style-name="P4"/>
            <text:p text:style-name="P4"><text:span text:style-name="T3">{</text:span></text:p>
            <text:p text:style-name="P4"><text:span text:style-name="T3"><text:tab/>"$schema": "http://json-schema.org/draft-04/schema#",</text:span></text:p>
            <text:p text:style-name="P4"><text:span text:style-name="T3"><text:tab/>"title": "person",</text:span></text:p>
            <text:p text:style-name="P4"><text:span text:style-name="T3"><text:tab/>"id": "http://wso2jsonschema.org",</text:span></text:p>
            <text:p text:style-name="P4"><text:span text:style-name="T3"><text:tab/>"type": "object",</text:span></text:p>
            <text:p text:style-name="P4"><text:span text:style-name="T3"><text:tab/>"properties": {</text:span></text:p>
            <text:p text:style-name="P4"><text:span text:style-name="T3"><text:tab/><text:tab/>"firstName": {</text:span></text:p>
            <text:p text:style-name="P4"><text:span text:style-name="T3"><text:tab/><text:tab/><text:tab/>"id": "http://wso2jsonschema.org/firstName",</text:span></text:p>
            <text:p text:style-name="P4"><text:span text:style-name="T3"><text:tab/><text:tab/><text:tab/>"type": "string"</text:span></text:p>
            <text:p text:style-name="P4"><text:span text:style-name="T3"><text:tab/><text:tab/>},</text:span></text:p>
            <text:p text:style-name="P4"><text:span text:style-name="T3"><text:tab/><text:tab/>"phone": {</text:span></text:p>
            <text:p text:style-name="P4"><text:span text:style-name="T3"><text:tab/><text:tab/><text:tab/>"id": "http://wso2jsonschema.org/phone",</text:span></text:p>
            <text:p text:style-name="P4"><text:span text:style-name="T3"><text:tab/><text:tab/><text:tab/>"type": "array",</text:span></text:p>
            <text:p text:style-name="P4"><text:span text:style-name="T3"><text:tab/><text:tab/><text:tab/>"items": [{</text:span></text:p>
            <text:p text:style-name="P4"><text:span text:style-name="T3"><text:s text:c="35"/></text:span><text:span text:style-name="T4"><text:s text:c="30"/></text:span><text:span text:style-name="T3"><text:s text:c="4"/>"id": "http://wso2jsonschema.org/phone/0",</text:span></text:p>
            <text:p text:style-name="P2"><text:span text:style-name="T3"><text:tab/><text:tab/> <text:s text:c="8"/>"type": "object",</text:span></text:p>
            <text:p text:style-name="P4"><text:span text:style-name="T3"><text:tab/><text:tab/><text:tab/><text:tab/><text:tab/><text:tab/><text:tab/><text:tab/>"properties": {</text:span></text:p>
            <text:p text:style-name="P4"><text:span text:style-name="T3"><text:tab/><text:tab/><text:tab/><text:tab/><text:tab/>"ext": {</text:span></text:p>
            <text:p text:style-name="P4"><text:span text:style-name="T3"><text:tab/><text:tab/><text:tab/><text:tab/><text:tab/><text:tab/>"id": "http://wso2jsonschema.org/phone/0/ext",</text:span></text:p>
            <text:p text:style-name="P4"><text:span text:style-name="T3"><text:tab/><text:tab/><text:tab/><text:tab/><text:tab/><text:tab/>"type": "number"</text:span></text:p>
            <text:p text:style-name="P4"><text:span text:style-name="T3"><text:tab/><text:tab/><text:tab/><text:tab/><text:tab/>}</text:span></text:p>
            <text:p text:style-name="P4"><text:span text:style-name="T3"><text:tab/><text:tab/><text:tab/><text:tab/>},</text:span></text:p>
            <text:p text:style-name="P4"><text:span text:style-name="T3"><text:tab/><text:tab/><text:tab/><text:tab/>"attributes": {</text:span></text:p>
            <text:p text:style-name="P4"><text:span text:style-name="T3"><text:tab/><text:tab/><text:tab/><text:tab/><text:tab/>"primary": {</text:span></text:p>
            <text:p text:style-name="P4"><text:span text:style-name="T3"><text:tab/><text:tab/><text:tab/><text:tab/><text:tab/><text:tab/>"id": "http://wso2jsonschema.org/phone/0/primary",</text:span></text:p>
            <text:p text:style-name="P4"><text:span text:style-name="T3"><text:tab/><text:tab/><text:tab/><text:tab/><text:tab/><text:tab/>"type": "boolean"</text:span></text:p>
            <text:p text:style-name="P4"><text:span text:style-name="T3"><text:tab/><text:tab/><text:tab/><text:tab/><text:tab/>}</text:span></text:p>
            <text:p text:style-name="P4"><text:span text:style-name="T3"><text:tab/><text:tab/><text:tab/><text:tab/>}</text:span></text:p>
            <text:p text:style-name="P4"><text:span text:style-name="T3"><text:tab/><text:tab/><text:tab/>}]</text:span></text:p>
            <text:p text:style-name="P4"><text:span text:style-name="T3"><text:tab/><text:tab/>}</text:span></text:p>
            <text:p text:style-name="P4"><text:span text:style-name="T3"><text:tab/>}</text:span></text:p>
            <text:p text:style-name="P4"><text:span text:style-name="T3">}</text:span>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<text:span text:style-name="T5">5 - primitive array</text:span></text:p>
            <text:p text:style-name="P4"><text:span text:style-name="T5">&lt;person&gt;</text:span></text:p>
            <text:p text:style-name="P4"><text:span text:style-name="T5"><text:s text:c="8"/>&lt;firstName&gt;susinda&lt;/firstName&gt;</text:span></text:p>
            <text:p text:style-name="P4"><text:span text:style-name="T5"><text:s text:c="8"/>&lt;phone primary="true"&gt;071655339&lt;/phone&gt;</text:span></text:p>
            <text:p text:style-name="P4"><text:span text:style-name="T5"><text:s text:c="8"/>&lt;phone primary="false"&gt;0112655333&lt;/phone&gt; &lt;/person&gt;</text:span></text:p>
            <text:p text:style-name="P4"/>
          </table:table-cell>
          <table:table-cell table:style-name="Table1.A1" office:value-type="string">
            <text:p text:style-name="P4"><text:span text:style-name="T5">{</text:span></text:p>
            <text:p text:style-name="P4"><text:span text:style-name="T5"><text:tab/>"$schema": "http://json-schema.org/draft-04/schema#",</text:span></text:p>
            <text:p text:style-name="P4"><text:span text:style-name="T5"><text:tab/>"title": "person",</text:span></text:p>
            <text:p text:style-name="P4"><text:span text:style-name="T5"><text:tab/>"id": "http://wso2jsonschema.org",</text:span></text:p>
            <text:p text:style-name="P4"><text:span text:style-name="T5"><text:tab/>"type": "object",</text:span></text:p>
            <text:p text:style-name="P4"><text:span text:style-name="T5"><text:tab/>"properties": {</text:span></text:p>
            <text:p text:style-name="P4"><text:span text:style-name="T5"><text:tab/><text:tab/>"firstName": {</text:span></text:p>
            <text:p text:style-name="P4"><text:span text:style-name="T5"><text:tab/><text:tab/><text:tab/>"id": "http://wso2jsonschema.org/firstName",</text:span></text:p>
            <text:p text:style-name="P4"><text:span text:style-name="T5"><text:tab/><text:tab/><text:tab/>"type": "string"</text:span></text:p>
            <text:p text:style-name="P4"><text:span text:style-name="T5"><text:tab/><text:tab/>},</text:span></text:p>
            <text:p text:style-name="P4"><text:span text:style-name="T5"><text:tab/><text:tab/>"phone": {</text:span></text:p>
            <text:p text:style-name="P4"><text:span text:style-name="T5"><text:tab/><text:tab/><text:tab/>"id": "http://wso2jsonschema.org/phone",</text:span></text:p>
            <text:p text:style-name="P4"><text:span text:style-name="T5"><text:tab/><text:tab/><text:tab/>"type": "array",</text:span></text:p>
            <text:p text:style-name="P4"><text:span text:style-name="T5"><text:tab/><text:tab/><text:tab/>"items": [{</text:span></text:p>
            <text:p text:style-name="P4"><text:span text:style-name="T7">“value”:{</text:span></text:p>
            <text:p text:style-name="P2"><text:span text:style-name="T7">"id": "http://wso2jsonschema.org/phone/phone",</text:span></text:p>
            <text:p text:style-name="P2"><text:span text:style-name="T7"><text:tab/><text:tab/><text:tab/><text:tab/>"type": "number"</text:span></text:p>
            <text:p text:style-name="P4"><text:span text:style-name="T7">},</text:span></text:p>
            <text:p text:style-name="P4"><text:span text:style-name="T5"><text:tab/><text:tab/><text:tab/><text:tab/><text:tab/><text:tab/><text:tab/><text:tab/>"attributes": {</text:span></text:p>
            <text:p text:style-name="P4"><text:span text:style-name="T5"><text:tab/><text:tab/><text:tab/><text:tab/><text:tab/>"primary": {</text:span></text:p>
            <text:p text:style-name="P4"><text:span text:style-name="T5"><text:tab/><text:tab/><text:tab/><text:tab/><text:tab/><text:tab/>"id": "http://wso2jsonschema.org/phone/primary",</text:span></text:p>
            <text:p text:style-name="P4"><text:span text:style-name="T5"><text:tab/><text:tab/><text:tab/><text:tab/><text:tab/><text:tab/>"type": "boolean"</text:span></text:p>
            <text:p text:style-name="P4"><text:span text:style-name="T5"><text:tab/><text:tab/><text:tab/><text:tab/><text:tab/>}</text:span></text:p>
            <text:p text:style-name="P4"><text:span text:style-name="T5"><text:tab/><text:tab/><text:tab/><text:tab/>}</text:span></text:p>
            <text:p text:style-name="P4"><text:span text:style-name="T5"><text:tab/><text:tab/><text:tab/>}]</text:span></text:p>
            <text:p text:style-name="P4"><text:span text:style-name="T5"><text:tab/><text:tab/>}</text:span></text:p>
            <text:p text:style-name="P4"><text:span text:style-name="T5"><text:tab/>}</text:span></text:p>
            <text:p text:style-name="P4"><text:span text:style-name="T5">}</text:span>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5">6 - person object - phone is primitive here</text:span></text:p>
            <text:p text:style-name="P2"><text:span text:style-name="T5">&lt;person&gt;</text:span></text:p>
            <text:p text:style-name="P2"><text:span text:style-name="T5"><text:s text:c="8"/>&lt;firstName&gt;susinda&lt;/firstName&gt;</text:span></text:p>
            <text:p text:style-name="P2"><text:span text:style-name="T5"><text:s text:c="7"/></text:span><text:span text:style-name="T7"><text:s/>&lt;phone primary="true"&gt;071655339&lt;/phone&gt;</text:span></text:p>
            <text:p text:style-name="P2"><text:span text:style-name="T5">&lt;/person&gt;</text:span></text:p>
          </table:table-cell>
          <table:table-cell table:style-name="Table1.A1" office:value-type="string">
            <text:p text:style-name="P4"><text:span text:style-name="T5">{</text:span></text:p>
            <text:p text:style-name="P4"><text:span text:style-name="T5"><text:tab/>"$schema": "http://json-schema.org/draft-04/schema#",</text:span></text:p>
            <text:p text:style-name="P4"><text:span text:style-name="T5"><text:tab/>"title": "person",</text:span></text:p>
            <text:p text:style-name="P4"><text:span text:style-name="T5"><text:tab/>"id": "http://wso2jsonschema.org",</text:span></text:p>
            <text:p text:style-name="P4"><text:span text:style-name="T5"><text:tab/>"type": "object",</text:span></text:p>
            <text:p text:style-name="P4"><text:span text:style-name="T5"><text:tab/>"properties": {</text:span></text:p>
            <text:p text:style-name="P4"><text:span text:style-name="T5"><text:tab/><text:tab/>"firstName": {</text:span></text:p>
            <text:p text:style-name="P4"><text:span text:style-name="T5"><text:tab/><text:tab/><text:tab/>"id": "http://wso2jsonschema.org/firstName",</text:span></text:p>
            <text:p text:style-name="P4"><text:span text:style-name="T5"><text:tab/><text:tab/><text:tab/>"type": "string"</text:span></text:p>
            <text:p text:style-name="P4"><text:span text:style-name="T5"><text:tab/><text:tab/>},</text:span></text:p>
            <text:p text:style-name="P4"><text:span text:style-name="T5"><text:tab/><text:tab/>"phone": {</text:span></text:p>
            <text:p text:style-name="P4"><text:span text:style-name="T7">“value”:{</text:span></text:p>
            <text:p text:style-name="P2"><text:span text:style-name="T7">"id": "http://wso2jsonschema.org/phone",</text:span></text:p>
            <text:p text:style-name="P2"><text:span text:style-name="T7"><text:tab/><text:tab/><text:tab/>"type": "number"</text:span></text:p>
            <text:p text:style-name="P4"><text:span text:style-name="T7">}</text:span></text:p>
            <text:p text:style-name="P4"><text:span text:style-name="T5"><text:tab/><text:tab/><text:tab/></text:span></text:p>
            <text:p text:style-name="P4"><text:span text:style-name="T5"><text:tab/><text:tab/><text:tab/>"attributes": {</text:span></text:p>
            <text:p text:style-name="P4"><text:span text:style-name="T5"><text:tab/><text:tab/><text:tab/><text:tab/>"primary": {</text:span></text:p>
            <text:p text:style-name="P4"><text:span text:style-name="T5"><text:tab/><text:tab/><text:tab/><text:tab/><text:tab/>"id": "http://wso2jsonschema.org/primary",</text:span></text:p>
            <text:p text:style-name="P4"><text:span text:style-name="T5"><text:tab/><text:tab/><text:tab/><text:tab/><text:tab/>"type": "boolean"</text:span></text:p>
            <text:p text:style-name="P4"><text:span text:style-name="T5"><text:tab/><text:tab/><text:tab/><text:tab/>}</text:span></text:p>
            <text:p text:style-name="P4"><text:span text:style-name="T5"><text:tab/><text:tab/><text:tab/>}</text:span></text:p>
            <text:p text:style-name="P4"><text:span text:style-name="T5"><text:tab/><text:tab/>}</text:span></text:p>
            <text:p text:style-name="P4"><text:span text:style-name="T5"><text:tab/>}</text:span></text:p>
            <text:p text:style-name="P4"><text:span text:style-name="T5">}</text:span>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6">7- person is object - phone is object</text:span></text:p>
            <text:p text:style-name="P2"><text:span text:style-name="T6"><text:s text:c="2"/>&lt;person&gt;</text:span></text:p>
            <text:p text:style-name="P2"><text:span text:style-name="T6"><text:s text:c="7"/>&lt;firstName&gt;susinda&lt;/firstName&gt;</text:span></text:p>
            <text:p text:style-name="P2"><text:span text:style-name="T6"><text:s text:c="8"/></text:span><text:span text:style-name="T8">&lt;phone primary="true"&gt;44444&lt;ext&gt;01&lt;ext&gt;&lt;/phone&gt;</text:span></text:p>
            <text:p text:style-name="P2"><text:span text:style-name="T6"><text:s text:c="4"/>&lt;/person&gt;</text:span></text:p>
            <text:p text:style-name="P2"/>
          </table:table-cell>
          <table:table-cell table:style-name="Table1.A1" office:value-type="string">
            <text:p text:style-name="P4"><text:span text:style-name="T5">{</text:span></text:p>
            <text:p text:style-name="P4"><text:span text:style-name="T5"><text:tab/>"$schema": "http://json-schema.org/draft-04/schema#",</text:span></text:p>
            <text:p text:style-name="P4"><text:span text:style-name="T5"><text:tab/>"title": "person",</text:span></text:p>
            <text:p text:style-name="P4"><text:span text:style-name="T5"><text:tab/>"id": "http://wso2jsonschema.org",</text:span></text:p>
            <text:p text:style-name="P4"><text:span text:style-name="T5"><text:tab/>"type": "object",</text:span></text:p>
            <text:p text:style-name="P4"><text:span text:style-name="T5"><text:tab/>"properties": {</text:span></text:p>
            <text:p text:style-name="P4"><text:span text:style-name="T5"><text:tab/><text:tab/>"firstName": {</text:span></text:p>
            <text:p text:style-name="P4"><text:span text:style-name="T5"><text:tab/><text:tab/><text:tab/>"id": "http://wso2jsonschema.org/firstName",</text:span></text:p>
            <text:p text:style-name="P4"><text:span text:style-name="T5"><text:tab/><text:tab/><text:tab/>"type": "string"</text:span></text:p>
            <text:p text:style-name="P4"><text:span text:style-name="T5"><text:tab/><text:tab/>},</text:span></text:p>
            <text:p text:style-name="P4"><text:span text:style-name="T5"><text:tab/><text:tab/>"phone": {</text:span></text:p>
            <text:p text:style-name="P2"><text:span text:style-name="T5"><text:s text:c="41"/>"id": "http://wso2jsonschema.org/phone",</text:span></text:p>
            <text:p text:style-name="P2"><text:span text:style-name="T5"><text:tab/><text:tab/><text:tab/>"type": "object",<text:tab/></text:span></text:p>
            <text:p text:style-name="P2"><text:span text:style-name="T7">“value”:{</text:span></text:p>
            <text:p text:style-name="P2"><text:span text:style-name="T7">"id": "http://wso2jsonschema.org/phone/phone",</text:span></text:p>
            <text:p text:style-name="P2"><text:span text:style-name="T7"><text:tab/><text:tab/><text:tab/>"type": "number"</text:span></text:p>
            <text:p text:style-name="P2"><text:span text:style-name="T7">}</text:span></text:p>
            <text:p text:style-name="P2"/>
            <text:p text:style-name="P4"><text:span text:style-name="T5"><text:tab/><text:tab/><text:tab/>"properties": {</text:span></text:p>
            <text:p text:style-name="P4"><text:span text:style-name="T5"><text:tab/><text:tab/><text:tab/><text:tab/>"ext": {</text:span></text:p>
            <text:p text:style-name="P4"><text:span text:style-name="T5"><text:tab/><text:tab/><text:tab/><text:tab/><text:tab/>"id": "http://wso2jsonschema.org/phone/ext",</text:span></text:p>
            <text:p text:style-name="P4"><text:span text:style-name="T5"><text:tab/><text:tab/><text:tab/><text:tab/><text:tab/>"type": "number"</text:span></text:p>
            <text:p text:style-name="P4"><text:span text:style-name="T5"><text:tab/><text:tab/><text:tab/><text:tab/>}</text:span></text:p>
            <text:p text:style-name="P4"><text:span text:style-name="T5"><text:tab/><text:tab/><text:tab/>},</text:span></text:p>
            <text:p text:style-name="P4"><text:span text:style-name="T5"><text:tab/><text:tab/><text:tab/>"attributes": {</text:span></text:p>
            <text:p text:style-name="P4"><text:span text:style-name="T5"><text:tab/><text:tab/><text:tab/><text:tab/>"primary": {</text:span></text:p>
            <text:p text:style-name="P4"><text:span text:style-name="T5"><text:tab/><text:tab/><text:tab/><text:tab/><text:tab/>"id": "http://wso2jsonschema.org/phone/primary",</text:span></text:p>
            <text:p text:style-name="P4"><text:span text:style-name="T5"><text:tab/><text:tab/><text:tab/><text:tab/><text:tab/>"type": "boolean"</text:span></text:p>
            <text:p text:style-name="P4"><text:span text:style-name="T5"><text:tab/><text:tab/><text:tab/><text:tab/>}</text:span></text:p>
            <text:p text:style-name="P4"><text:span text:style-name="T5"><text:tab/><text:tab/><text:tab/>}</text:span></text:p>
            <text:p text:style-name="P4"><text:span text:style-name="T5"><text:tab/><text:tab/>}</text:span></text:p>
            <text:p text:style-name="P4"><text:span text:style-name="T5"><text:tab/>}</text:span></text:p>
            <text:p text:style-name="P4"><text:span text:style-name="T5">}</text:span>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2"><text:span text:style-name="T9">1 </text:span></text:p>
            <text:p text:style-name="P2"><text:span text:style-name="T9">&lt;h:person xmlns:h="</text:span><text:a xlink:type="simple" xlink:href="http://www.w3.org/TR/html4/" text:style-name="Internet_20_link" text:visited-style-name="Visited_20_Internet_20_Link"><text:span text:style-name="T10">http://www.w3.org/TR/html4/</text:span></text:a><text:span text:style-name="T9">"&gt;</text:span></text:p>
            <text:p text:style-name="P2"><text:span text:style-name="T9"><text:s text:c="7"/>&lt;firstName&gt;susinda&lt;/firstName&gt;</text:span></text:p>
            <text:p text:style-name="P2"><text:span text:style-name="T9"><text:s text:c="8"/>&lt;phone primary="true"&gt;0717777771&lt;/phone&gt;</text:span></text:p>
            <text:p text:style-name="P2"><text:span text:style-name="T9"><text:s text:c="7"/>&lt;phone primary="false"&gt;0112655655&lt;/phone&gt;</text:span></text:p>
            <text:p text:style-name="P2"><text:span text:style-name="T9">&lt;/h:person&gt;</text:span></text:p>
            <text:p text:style-name="P2"/>
          </table:table-cell>
          <table:table-cell table:style-name="Table1.A1" office:value-type="string">
            <text:p text:style-name="P2"><text:span text:style-name="T9">{</text:span></text:p>
            <text:p text:style-name="P2"><text:span text:style-name="T9"><text:tab/>"$schema": "</text:span><text:a xlink:type="simple" xlink:href="http://json-schema.org/draft-04/schema#" text:style-name="Internet_20_link" text:visited-style-name="Visited_20_Internet_20_Link"><text:span text:style-name="T10">http://json-schema.org/draft-04/schema#</text:span></text:a><text:span text:style-name="T9">",</text:span></text:p>
            <text:p text:style-name="P2"><text:span text:style-name="T9"><text:tab/>"title": "person",</text:span></text:p>
            <text:p text:style-name="P2"><text:span text:style-name="T9"><text:tab/>"id": "</text:span><text:a xlink:type="simple" xlink:href="http://wso2jsonschema.org/" text:style-name="Internet_20_link" text:visited-style-name="Visited_20_Internet_20_Link"><text:span text:style-name="T10">http://wso2jsonschema.org</text:span></text:a><text:span text:style-name="T9">",</text:span></text:p>
            <text:p text:style-name="P2"><text:span text:style-name="T9"><text:tab/>"type": "object",</text:span></text:p>
            <text:p text:style-name="P2"><text:span text:style-name="T9"><text:tab/>"properties": {</text:span></text:p>
            <text:p text:style-name="P2"><text:span text:style-name="T9"><text:tab/><text:tab/>"firstName": {</text:span></text:p>
            <text:p text:style-name="P2"><text:span text:style-name="T9"><text:tab/><text:tab/><text:tab/>"id": "</text:span><text:a xlink:type="simple" xlink:href="http://wso2jsonschema.org/firstName" text:style-name="Internet_20_link" text:visited-style-name="Visited_20_Internet_20_Link"><text:span text:style-name="T10">http://wso2jsonschema.org/firstName</text:span></text:a><text:span text:style-name="T9">",</text:span></text:p>
            <text:p text:style-name="P2"><text:span text:style-name="T9"><text:tab/><text:tab/><text:tab/>"type": "string"</text:span></text:p>
            <text:p text:style-name="P2"><text:span text:style-name="T9"><text:tab/><text:tab/>},</text:span></text:p>
            <text:p text:style-name="P2"><text:span text:style-name="T9"><text:tab/><text:tab/>"phone": {</text:span></text:p>
            <text:p text:style-name="P2"><text:span text:style-name="T9"><text:tab/><text:tab/><text:tab/>"id": "</text:span><text:a xlink:type="simple" xlink:href="http://wso2jsonschema.org/phone" text:style-name="Internet_20_link" text:visited-style-name="Visited_20_Internet_20_Link"><text:span text:style-name="T10">http://wso2jsonschema.org/phone</text:span></text:a><text:span text:style-name="T9">",</text:span></text:p>
            <text:p text:style-name="P2"><text:span text:style-name="T9"><text:tab/><text:tab/><text:tab/>"type": "array",</text:span></text:p>
            <text:p text:style-name="P2"><text:span text:style-name="T9"><text:tab/><text:tab/><text:tab/>"items": [{</text:span></text:p>
            <text:p text:style-name="P2"><text:span text:style-name="T9"><text:s text:c="64"/>"value": {</text:span></text:p>
            <text:p text:style-name="P2"><text:span text:style-name="T9"><text:tab/><text:tab/><text:tab/><text:tab/> <text:s text:c="2"/>"id": "</text:span><text:a xlink:type="simple" xlink:href="http://wso2jsonschema.org/phone/phone" text:style-name="Internet_20_link" text:visited-style-name="Visited_20_Internet_20_Link"><text:span text:style-name="T10">http://wso2jsonschema.org/phone/phone</text:span></text:a><text:span text:style-name="T9">",</text:span></text:p>
            <text:p text:style-name="P2"><text:span text:style-name="T9"><text:tab/><text:tab/><text:tab/><text:tab/> <text:s text:c="3"/>"type": "number"</text:span></text:p>
            <text:p text:style-name="P2"><text:span text:style-name="T9"><text:s text:c="66"/>},</text:span></text:p>
            <text:p text:style-name="P2"><text:span text:style-name="T9"><text:tab/><text:tab/><text:tab/><text:tab/>"attributes": {</text:span></text:p>
            <text:p text:style-name="P2"><text:span text:style-name="T9"><text:tab/><text:tab/><text:tab/><text:tab/><text:tab/>"primary": {</text:span></text:p>
            <text:p text:style-name="P2"><text:span text:style-name="T9"><text:tab/><text:tab/><text:tab/><text:tab/><text:tab/><text:tab/>"id": "</text:span><text:a xlink:type="simple" xlink:href="http://wso2jsonschema.org/phone/primary" text:style-name="Internet_20_link" text:visited-style-name="Visited_20_Internet_20_Link"><text:span text:style-name="T10">http://wso2jsonschema.org/phone/primary</text:span></text:a><text:span text:style-name="T9">",</text:span></text:p>
            <text:p text:style-name="P2"><text:span text:style-name="T9"><text:tab/><text:tab/><text:tab/><text:tab/><text:tab/><text:tab/>"type": "boolean"</text:span></text:p>
            <text:p text:style-name="P2"><text:span text:style-name="T9"><text:tab/><text:tab/><text:tab/><text:tab/><text:tab/>}</text:span></text:p>
            <text:p text:style-name="P2"><text:span text:style-name="T9"><text:tab/><text:tab/><text:tab/><text:tab/>}</text:span></text:p>
            <text:p text:style-name="P2"><text:span text:style-name="T9"><text:tab/><text:tab/><text:tab/>}]</text:span></text:p>
            <text:p text:style-name="P2"><text:span text:style-name="T9"><text:tab/><text:tab/>}</text:span></text:p>
            <text:p text:style-name="P2"><text:span text:style-name="T9"><text:tab/>}<text:tab/></text:span></text:p>
            <text:p text:style-name="P2"><text:span text:style-name="T9">}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9">2</text:span></text:p>
            <text:p text:style-name="P2"><text:span text:style-name="T9">&lt;h:person xmlns:h="</text:span><text:a xlink:type="simple" xlink:href="http://www.w3.org/TR/html4/" text:style-name="Internet_20_link" text:visited-style-name="Visited_20_Internet_20_Link"><text:span text:style-name="T10">http://www.w3.org/TR/html4/</text:span></text:a><text:span text:style-name="T9">"&gt;</text:span></text:p>
            <text:p text:style-name="P2"><text:span text:style-name="T9"><text:tab/>&lt;firstName&gt;susinda&lt;/firstName&gt;</text:span></text:p>
            <text:p text:style-name="P2"><text:span text:style-name="T9"><text:s text:c="8"/>&lt;phone primary="true"&gt;0717777771&lt;ext&gt;01&lt;/ext&gt;&lt;/phone&gt;</text:span></text:p>
            <text:p text:style-name="P2"><text:span text:style-name="T9"><text:tab/>&lt;phone primary="false"&gt;0112655655&lt;ext&gt;01&lt;/ext&gt;&lt;/phone&gt;</text:span></text:p>
            <text:p text:style-name="P2"><text:span text:style-name="T9"><text:s text:c="4"/>&lt;/h:person&gt;</text:span></text:p>
            <text:p text:style-name="P2"/>
          </table:table-cell>
          <table:table-cell table:style-name="Table1.A1" office:value-type="string">
            <text:p text:style-name="P2"><text:span text:style-name="T11">{</text:span></text:p>
            <text:p text:style-name="P2"><text:span text:style-name="T11"><text:tab/>"$schema": "</text:span><text:a xlink:type="simple" xlink:href="http://json-schema.org/draft-04/schema#" text:style-name="Internet_20_link" text:visited-style-name="Visited_20_Internet_20_Link"><text:span text:style-name="T12">http://json-schema.org/draft-04/schema#</text:span></text:a><text:span text:style-name="T11">",</text:span></text:p>
            <text:p text:style-name="P2"><text:span text:style-name="T11"><text:tab/>"title": "h:person",</text:span></text:p>
            <text:p text:style-name="P2"><text:span text:style-name="T11"><text:tab/>"id": "</text:span><text:a xlink:type="simple" xlink:href="http://wso2jsonschema.org/" text:style-name="Internet_20_link" text:visited-style-name="Visited_20_Internet_20_Link"><text:span text:style-name="T12">http://wso2jsonschema.org</text:span></text:a><text:span text:style-name="T11">",</text:span></text:p>
            <text:p text:style-name="P2"><text:span text:style-name="T11"><text:tab/>"type": "object",</text:span></text:p>
            <text:p text:style-name="P2"><text:span text:style-name="T11"><text:tab/>"properties": {</text:span></text:p>
            <text:p text:style-name="P2"><text:span text:style-name="T11"><text:tab/><text:tab/>"firstName": {</text:span></text:p>
            <text:p text:style-name="P2"><text:span text:style-name="T11"><text:tab/><text:tab/><text:tab/>"id": "</text:span><text:a xlink:type="simple" xlink:href="http://wso2jsonschema.org/firstName" text:style-name="Internet_20_link" text:visited-style-name="Visited_20_Internet_20_Link"><text:span text:style-name="T12">http://wso2jsonschema.org/firstName</text:span></text:a><text:span text:style-name="T11">",</text:span></text:p>
            <text:p text:style-name="P2"><text:span text:style-name="T11"><text:tab/><text:tab/><text:tab/>"type": "string"</text:span></text:p>
            <text:p text:style-name="P2"><text:span text:style-name="T11"><text:tab/><text:tab/>},</text:span></text:p>
            <text:p text:style-name="P2"><text:span text:style-name="T11"><text:tab/><text:tab/>"phone": {</text:span></text:p>
            <text:p text:style-name="P2"><text:span text:style-name="T11"><text:tab/><text:tab/><text:tab/>"id": "</text:span><text:a xlink:type="simple" xlink:href="http://wso2jsonschema.org/phone" text:style-name="Internet_20_link" text:visited-style-name="Visited_20_Internet_20_Link"><text:span text:style-name="T12">http://wso2jsonschema.org/phone</text:span></text:a><text:span text:style-name="T11">",</text:span></text:p>
            <text:p text:style-name="P2"><text:span text:style-name="T11"><text:tab/><text:tab/><text:tab/>"type": "array",</text:span></text:p>
            <text:p text:style-name="P2"><text:span text:style-name="T11"><text:tab/><text:tab/><text:tab/>"items": [{</text:span></text:p>
            <text:p text:style-name="P2"><text:span text:style-name="T11"><text:tab/><text:tab/><text:tab/><text:tab/>"id": "</text:span><text:a xlink:type="simple" xlink:href="http://wso2jsonschema.org/phone/0" text:style-name="Internet_20_link" text:visited-style-name="Visited_20_Internet_20_Link"><text:span text:style-name="T12">http://wso2jsonschema.org/phone/0</text:span></text:a><text:span text:style-name="T11">",</text:span></text:p>
            <text:p text:style-name="P2"><text:span text:style-name="T11"><text:tab/><text:tab/><text:tab/><text:tab/>"type": "object",</text:span></text:p>
            <text:p text:style-name="P2"><text:span text:style-name="T11"><text:tab/><text:tab/><text:tab/><text:tab/>"properties": {</text:span></text:p>
            <text:p text:style-name="P2"><text:span text:style-name="T11"><text:tab/><text:tab/><text:tab/><text:tab/><text:tab/>"ext": {</text:span></text:p>
            <text:p text:style-name="P2"><text:span text:style-name="T11"><text:tab/><text:tab/><text:tab/><text:tab/><text:tab/><text:tab/>"id": "</text:span><text:a xlink:type="simple" xlink:href="http://wso2jsonschema.org/phone/0/ext" text:style-name="Internet_20_link" text:visited-style-name="Visited_20_Internet_20_Link"><text:span text:style-name="T12">http://wso2jsonschema.org/phone/0/ext</text:span></text:a><text:span text:style-name="T11">",</text:span></text:p>
            <text:p text:style-name="P2"><text:span text:style-name="T11"><text:tab/><text:tab/><text:tab/><text:tab/><text:tab/><text:tab/>"type": "number"</text:span></text:p>
            <text:p text:style-name="P2"><text:span text:style-name="T11"><text:tab/><text:tab/><text:tab/><text:tab/><text:tab/>}</text:span></text:p>
            <text:p text:style-name="P2"><text:span text:style-name="T11"><text:tab/><text:tab/><text:tab/><text:tab/>},</text:span></text:p>
            <text:p text:style-name="P2"><text:span text:style-name="T11"><text:tab/><text:tab/><text:tab/><text:tab/>"attributes": {</text:span></text:p>
            <text:p text:style-name="P2"><text:span text:style-name="T11"><text:tab/><text:tab/><text:tab/><text:tab/><text:tab/>"primary": {</text:span></text:p>
            <text:p text:style-name="P2"><text:span text:style-name="T11"><text:tab/><text:tab/><text:tab/><text:tab/><text:tab/><text:tab/>"id": "</text:span><text:a xlink:type="simple" xlink:href="http://wso2jsonschema.org/phone/0/primary" text:style-name="Internet_20_link" text:visited-style-name="Visited_20_Internet_20_Link"><text:span text:style-name="T12">http://wso2jsonschema.org/phone/0/primary</text:span></text:a><text:span text:style-name="T11">",</text:span></text:p>
            <text:p text:style-name="P2"><text:span text:style-name="T11"><text:tab/><text:tab/><text:tab/><text:tab/><text:tab/><text:tab/>"type": "boolean"</text:span></text:p>
            <text:p text:style-name="P2"><text:span text:style-name="T11"><text:tab/><text:tab/><text:tab/><text:tab/><text:tab/>}</text:span></text:p>
            <text:p text:style-name="P2"><text:span text:style-name="T11"><text:tab/><text:tab/><text:tab/><text:tab/>}</text:span></text:p>
            <text:p text:style-name="P2"><text:span text:style-name="T11"><text:tab/><text:tab/><text:tab/>}]</text:span></text:p>
            <text:p text:style-name="P2"><text:span text:style-name="T11"><text:tab/><text:tab/>}</text:span></text:p>
            <text:p text:style-name="P2"><text:span text:style-name="T11"><text:tab/>}</text:span></text:p>
            <text:p text:style-name="P2"><text:span text:style-name="T11">}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<text:span text:style-name="T11">3</text:span></text:p>
            <text:p text:style-name="P2"><text:span text:style-name="T11">&lt;h:person xmlns:h="</text:span><text:a xlink:type="simple" xlink:href="http://www.w3.org/TR/html4/" text:style-name="Internet_20_link" text:visited-style-name="Visited_20_Internet_20_Link"><text:span text:style-name="T12">http://www.w3.org/TR/html4/</text:span></text:a><text:span text:style-name="T11">"&gt;</text:span></text:p>
            <text:p text:style-name="P2"><text:span text:style-name="T11"><text:tab/>&lt;firstName&gt;susinda&lt;/firstName&gt;</text:span></text:p>
            <text:p text:style-name="P2"><text:span text:style-name="T11"><text:tab/>&lt;phone primary="false"&gt;0112655655&lt;ext&gt;01&lt;/ext&gt;&lt;/phone&gt;</text:span></text:p>
            <text:p text:style-name="P2"><text:span text:style-name="T11"><text:s text:c="4"/>&lt;/h:person&gt;</text:span></text:p>
            <text:p text:style-name="P2"/>
          </table:table-cell>
          <table:table-cell table:style-name="Table1.A1" office:value-type="string">
            <text:p text:style-name="P2"><text:span text:style-name="T11">{</text:span></text:p>
            <text:p text:style-name="P2"><text:span text:style-name="T11"><text:tab/>"$schema": "</text:span><text:a xlink:type="simple" xlink:href="http://json-schema.org/draft-04/schema#" text:style-name="Internet_20_link" text:visited-style-name="Visited_20_Internet_20_Link"><text:span text:style-name="T12">http://json-schema.org/draft-04/schema#</text:span></text:a><text:span text:style-name="T11">",</text:span></text:p>
            <text:p text:style-name="P2"><text:span text:style-name="T11"><text:tab/>"title": "h:person",</text:span></text:p>
            <text:p text:style-name="P2"><text:span text:style-name="T11"><text:tab/>"id": "</text:span><text:a xlink:type="simple" xlink:href="http://wso2jsonschema.org/" text:style-name="Internet_20_link" text:visited-style-name="Visited_20_Internet_20_Link"><text:span text:style-name="T12">http://wso2jsonschema.org</text:span></text:a><text:span text:style-name="T11">",</text:span></text:p>
            <text:p text:style-name="P2"><text:span text:style-name="T11"><text:tab/>"type": "object",</text:span></text:p>
            <text:p text:style-name="P2"><text:span text:style-name="T11"><text:tab/>"properties": {</text:span></text:p>
            <text:p text:style-name="P2"><text:span text:style-name="T11"><text:tab/><text:tab/>"firstName": {</text:span></text:p>
            <text:p text:style-name="P2"><text:span text:style-name="T11"><text:tab/><text:tab/><text:tab/>"id": "</text:span><text:a xlink:type="simple" xlink:href="http://wso2jsonschema.org/firstName" text:style-name="Internet_20_link" text:visited-style-name="Visited_20_Internet_20_Link"><text:span text:style-name="T12">http://wso2jsonschema.org/firstName</text:span></text:a><text:span text:style-name="T11">",</text:span></text:p>
            <text:p text:style-name="P2"><text:span text:style-name="T11"><text:tab/><text:tab/><text:tab/>"type": "string"</text:span></text:p>
            <text:p text:style-name="P2"><text:span text:style-name="T11"><text:tab/><text:tab/>},</text:span></text:p>
            <text:p text:style-name="P2"><text:span text:style-name="T11"><text:tab/><text:tab/>"phone": {</text:span></text:p>
            <text:p text:style-name="P2"><text:span text:style-name="T11"><text:tab/><text:tab/><text:tab/>"id": "</text:span><text:a xlink:type="simple" xlink:href="http://wso2jsonschema.org/phone" text:style-name="Internet_20_link" text:visited-style-name="Visited_20_Internet_20_Link"><text:span text:style-name="T12">http://wso2jsonschema.org/phone</text:span></text:a><text:span text:style-name="T11">",</text:span></text:p>
            <text:p text:style-name="P2"><text:span text:style-name="T11"><text:tab/><text:tab/><text:tab/>"type": "object",</text:span></text:p>
            <text:p text:style-name="P2"><text:span text:style-name="T11"><text:tab/><text:tab/><text:tab/>"properties": {</text:span></text:p>
            <text:p text:style-name="P2"><text:span text:style-name="T11"><text:tab/><text:tab/><text:tab/><text:tab/>"ext": {</text:span></text:p>
            <text:p text:style-name="P2"><text:span text:style-name="T11"><text:tab/><text:tab/><text:tab/><text:tab/><text:tab/>"id": "</text:span><text:a xlink:type="simple" xlink:href="http://wso2jsonschema.org/phone/ext" text:style-name="Internet_20_link" text:visited-style-name="Visited_20_Internet_20_Link"><text:span text:style-name="T12">http://wso2jsonschema.org/phone/ext</text:span></text:a><text:span text:style-name="T11">",</text:span></text:p>
            <text:p text:style-name="P2"><text:span text:style-name="T11"><text:tab/><text:tab/><text:tab/><text:tab/><text:tab/>"type": "number"</text:span></text:p>
            <text:p text:style-name="P2"><text:span text:style-name="T11"><text:tab/><text:tab/><text:tab/><text:tab/>}</text:span></text:p>
            <text:p text:style-name="P2"><text:span text:style-name="T11"><text:tab/><text:tab/><text:tab/>},</text:span></text:p>
            <text:p text:style-name="P2"><text:span text:style-name="T11"><text:tab/><text:tab/><text:tab/>"attributes": {</text:span></text:p>
            <text:p text:style-name="P2"><text:span text:style-name="T11"><text:tab/><text:tab/><text:tab/><text:tab/>"primary": {</text:span></text:p>
            <text:p text:style-name="P2"><text:span text:style-name="T11"><text:tab/><text:tab/><text:tab/><text:tab/><text:tab/>"id": "</text:span><text:a xlink:type="simple" xlink:href="http://wso2jsonschema.org/phone/primary" text:style-name="Internet_20_link" text:visited-style-name="Visited_20_Internet_20_Link"><text:span text:style-name="T12">http://wso2jsonschema.org/phone/primary</text:span></text:a><text:span text:style-name="T11">",</text:span></text:p>
            <text:p text:style-name="P2"><text:span text:style-name="T11"><text:tab/><text:tab/><text:tab/><text:tab/><text:tab/>"type": "boolean"</text:span></text:p>
            <text:p text:style-name="P2"><text:span text:style-name="T11"><text:tab/><text:tab/><text:tab/><text:tab/>}</text:span></text:p>
            <text:p text:style-name="P2"><text:span text:style-name="T11"><text:tab/><text:tab/><text:tab/>}</text:span></text:p>
            <text:p text:style-name="P2"><text:span text:style-name="T11"><text:tab/><text:tab/>}</text:span></text:p>
            <text:p text:style-name="P2"><text:span text:style-name="T11"><text:tab/>}</text:span></text:p>
            <text:p text:style-name="P2"><text:span text:style-name="T11">}</text:span></text:p>
            <text:p text:style-name="P2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243" meta:word-count="414" meta:character-count="5422" meta:non-whitespace-character-count="4328"/>
    <meta:generator>LibreOfficeDev/5.1.0.3$Linux_X86_64 LibreOffice_project/</meta:generator>
  </office:meta>
</office:document-meta>
</file>